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604cm"/>
    </style:style>
    <style:style style:name="co2" style:family="table-column">
      <style:table-column-properties fo:break-before="auto" style:column-width="25cm"/>
    </style:style>
    <style:style style:name="co3" style:family="table-column">
      <style:table-column-properties fo:break-before="auto" style:column-width="34.464cm"/>
    </style:style>
    <style:style style:name="co4" style:family="table-column">
      <style:table-column-properties fo:break-before="auto" style:column-width="2.267cm"/>
    </style:style>
    <style:style style:name="ro1" style:family="table-row">
      <style:table-row-properties style:row-height="2cm" fo:break-before="auto" style:use-optimal-row-height="false"/>
    </style:style>
    <style:style style:name="ta1" style:family="table" style:master-page-name="Default">
      <style:table-properties table:display="true" style:writing-mode="lr-tb"/>
    </style:style>
  </office:automatic-styles>
  <office:body>
    <office:spreadsheet>
      <table:table table:name="Лист1" table:style-name="ta1" table:print="false">
        <table:table-column table:style-name="co1" table:default-cell-style-name="Default"/>
        <table:table-column table:style-name="co2" table:default-cell-style-name="Default"/>
        <table:table-column table:style-name="co3" table:default-cell-style-name="Default"/>
        <table:table-row table:style-name="ro1">
          <table:table-cell office:value-type="string">
            <text:p>Key</text:p>
          </table:table-cell>
          <table:table-cell office:value-type="string">
            <text:p>RU</text:p>
          </table:table-cell>
          <table:table-cell office:value-type="string">
            <text:p>EN</text:p>
          </table:table-cell>
        </table:table-row>
        <table:table-row table:style-name="ro1">
          <table:table-cell office:value-type="string">
            <text:p>EllipseTool_name</text:p>
          </table:table-cell>
          <table:table-cell office:value-type="string">
            <text:p>Эллипс</text:p>
          </table:table-cell>
          <table:table-cell office:value-type="string">
            <text:p>EllipseTool</text:p>
          </table:table-cell>
        </table:table-row>
        <table:table-row table:style-name="ro1">
          <table:table-cell office:value-type="string">
            <text:p>EllipseTool_description</text:p>
          </table:table-cell>
          <table:table-cell office:value-type="string">
            <text:p>Кликните мышью там, где хотите создать центр эллипса, после чего с помощью перемещений мыши задайте радиус и кликните мышью, чтобы завершить создание</text:p>
          </table:table-cell>
          <table:table-cell office:value-type="string">
            <text:p>click where you want to create the center point and then you can control the radius of the ellipse by moving mouse and fix it by clicking left button</text:p>
          </table:table-cell>
        </table:table-row>
        <table:table-row table:style-name="ro1">
          <table:table-cell office:value-type="string">
            <text:p>EllipseTool_button</text:p>
          </table:table-cell>
          <table:table-cell office:value-type="string">
            <text:p>Эллипс</text:p>
          </table:table-cell>
          <table:table-cell office:value-type="string">
            <text:p>Ellipse</text:p>
          </table:table-cell>
        </table:table-row>
        <table:table-row table:style-name="ro1">
          <table:table-cell office:value-type="string">
            <text:p>SketchTool_name</text:p>
          </table:table-cell>
          <table:table-cell office:value-type="string">
            <text:p>Эскиз</text:p>
          </table:table-cell>
          <table:table-cell office:value-type="string">
            <text:p>SketchTool</text:p>
          </table:table-cell>
        </table:table-row>
        <table:table-row table:style-name="ro1">
          <table:table-cell office:value-type="string">
            <text:p>SketchTool_description</text:p>
          </table:table-cell>
          <table:table-cell office:value-type="string">
            <text:p>Выберите сначала точку, а потом две непараллельные линии, чтобы задать плоскость эскиза. Линии задают ориентацию плоскости, а точка её положение.</text:p>
          </table:table-cell>
          <table:table-cell office:value-type="string">
            <text:p>click some point first and then click two non-parallel lines to define a new workplane. The point will be origin of the plane, and plane normal will be perpendicular to lines.</text:p>
          </table:table-cell>
        </table:table-row>
        <table:table-row table:style-name="ro1">
          <table:table-cell office:value-type="string">
            <text:p>SketchTool_button</text:p>
          </table:table-cell>
          <table:table-cell office:value-type="string">
            <text:p>Эскиз</text:p>
          </table:table-cell>
          <table:table-cell office:value-type="string">
            <text:p>Wrkplne</text:p>
          </table:table-cell>
        </table:table-row>
        <table:table-row table:style-name="ro1">
          <table:table-cell office:value-type="string">
            <text:p>TextTool_name</text:p>
          </table:table-cell>
          <table:table-cell office:value-type="string">
            <text:p>Текст</text:p>
          </table:table-cell>
          <table:table-cell office:value-type="string">
            <text:p>TextTool</text:p>
          </table:table-cell>
        </table:table-row>
        <table:table-row table:style-name="ro1">
          <table:table-cell office:value-type="string">
            <text:p>TextTool_description</text:p>
          </table:table-cell>
          <table:table-cell office:value-type="string">
            <text:p>Сначала введите текст в окне опций, а затем кликните мышью там, где вы хотите разместить текст.</text:p>
          </table:table-cell>
          <table:table-cell office:value-type="string">
            <text:p>enter text in option window and then click where you want to create text entity</text:p>
          </table:table-cell>
        </table:table-row>
        <table:table-row table:style-name="ro1">
          <table:table-cell office:value-type="string">
            <text:p>TextTool_button</text:p>
          </table:table-cell>
          <table:table-cell office:value-type="string">
            <text:p>Текст</text:p>
          </table:table-cell>
          <table:table-cell office:value-type="string">
            <text:p>Text</text:p>
          </table:table-cell>
        </table:table-row>
        <table:table-row table:style-name="ro1">
          <table:table-cell office:value-type="string">
            <text:p>PointsCoincidentTool_name</text:p>
          </table:table-cell>
          <table:table-cell office:value-type="string">
            <text:p>ТочкаНа</text:p>
          </table:table-cell>
          <table:table-cell office:value-type="string">
            <text:p>PointsCoincidentTool</text:p>
          </table:table-cell>
        </table:table-row>
        <table:table-row table:style-name="ro1">
          <table:table-cell office:value-type="string">
            <text:p>PointsCoincidentTool_description</text:p>
          </table:table-cell>
          <table:table-cell office:value-type="string">
            <text:p>Выберите сначала точку, а затем элемент, чтобы привязать точку к элементу</text:p>
          </table:table-cell>
          <table:table-cell office:value-type="string">
            <text:p>hover and click point and arbitrary entity for constraining them to be coincident.</text:p>
          </table:table-cell>
        </table:table-row>
        <table:table-row table:style-name="ro1">
          <table:table-cell office:value-type="string">
            <text:p>PointsCoincidentTool_button</text:p>
          </table:table-cell>
          <table:table-cell office:value-type="string">
            <text:p>ТочкаНа</text:p>
          </table:table-cell>
          <table:table-cell office:value-type="string">
            <text:p>PointOn</text:p>
          </table:table-cell>
        </table:table-row>
        <table:table-row table:style-name="ro1">
          <table:table-cell office:value-type="string">
            <text:p>ArcTool_name</text:p>
          </table:table-cell>
          <table:table-cell office:value-type="string">
            <text:p>Дуга</text:p>
          </table:table-cell>
          <table:table-cell office:value-type="string">
            <text:p>ArcTool</text:p>
          </table:table-cell>
        </table:table-row>
        <table:table-row table:style-name="ro1">
          <table:table-cell office:value-type="string">
            <text:p>ArcTool_description</text:p>
          </table:table-cell>
          <table:table-cell office:value-type="string">
            <text:p>Кликните мышью сначала первую, а затем вторую точку дуги</text:p>
          </table:table-cell>
          <table:table-cell office:value-type="string">
            <text:p>click where you want to create the beginning and the ending points of the arc</text:p>
          </table:table-cell>
        </table:table-row>
        <table:table-row table:style-name="ro1">
          <table:table-cell office:value-type="string">
            <text:p>ArcTool_button</text:p>
          </table:table-cell>
          <table:table-cell office:value-type="string">
            <text:p>Дуга</text:p>
          </table:table-cell>
          <table:table-cell office:value-type="string">
            <text:p>Arc</text:p>
          </table:table-cell>
        </table:table-row>
        <table:table-row table:style-name="ro1">
          <table:table-cell office:value-type="string">
            <text:p>CopyTool_name</text:p>
          </table:table-cell>
          <table:table-cell office:value-type="string">
            <text:p>Копирование</text:p>
          </table:table-cell>
          <table:table-cell office:value-type="string">
            <text:p>CopyTool</text:p>
          </table:table-cell>
        </table:table-row>
        <table:table-row table:style-name="ro1">
          <table:table-cell office:value-type="string">
            <text:p>CopyTool_description</text:p>
          </table:table-cell>
          <table:table-cell office:value-type="string">
            <text:p>Копирование</text:p>
          </table:table-cell>
          <table:table-cell/>
        </table:table-row>
        <table:table-row table:style-name="ro1">
          <table:table-cell office:value-type="string">
            <text:p>CopyTool_button</text:p>
          </table:table-cell>
          <table:table-cell office:value-type="string">
            <text:p>Копир</text:p>
          </table:table-cell>
          <table:table-cell office:value-type="string">
            <text:p>Copy</text:p>
          </table:table-cell>
        </table:table-row>
        <table:table-row table:style-name="ro1">
          <table:table-cell office:value-type="string">
            <text:p>TangentTool_name</text:p>
          </table:table-cell>
          <table:table-cell office:value-type="string">
            <text:p>Касательность</text:p>
          </table:table-cell>
          <table:table-cell office:value-type="string">
            <text:p>TangentTool</text:p>
          </table:table-cell>
        </table:table-row>
        <table:table-row table:style-name="ro1">
          <table:table-cell office:value-type="string">
            <text:p>TangentTool_description</text:p>
          </table:table-cell>
          <table:table-cell office:value-type="string">
            <text:p>Выберете два элемента, чтобы создать ограничение касательности</text:p>
          </table:table-cell>
          <table:table-cell office:value-type="string">
            <text:p>hover and click two different entities.</text:p>
          </table:table-cell>
        </table:table-row>
        <table:table-row table:style-name="ro1">
          <table:table-cell office:value-type="string">
            <text:p>TangentTool_button</text:p>
          </table:table-cell>
          <table:table-cell office:value-type="string">
            <text:p>Касательность</text:p>
          </table:table-cell>
          <table:table-cell office:value-type="string">
            <text:p>Tangent</text:p>
          </table:table-cell>
        </table:table-row>
        <table:table-row table:style-name="ro1">
          <table:table-cell office:value-type="string">
            <text:p>OffsetTool_name</text:p>
          </table:table-cell>
          <table:table-cell office:value-type="string">
            <text:p>Оффсет</text:p>
          </table:table-cell>
          <table:table-cell office:value-type="string">
            <text:p>OffsetTool</text:p>
          </table:table-cell>
        </table:table-row>
        <table:table-row table:style-name="ro1">
          <table:table-cell office:value-type="string">
            <text:p>OffsetTool_description</text:p>
          </table:table-cell>
          <table:table-cell office:value-type="string">
            <text:p>click an entity to create offset</text:p>
          </table:table-cell>
          <table:table-cell office:value-type="string">
            <text:p>click an entity to create offset</text:p>
          </table:table-cell>
        </table:table-row>
        <table:table-row table:style-name="ro1">
          <table:table-cell office:value-type="string">
            <text:p>OffsetTool_button</text:p>
          </table:table-cell>
          <table:table-cell office:value-type="string">
            <text:p>Оффсет</text:p>
          </table:table-cell>
          <table:table-cell office:value-type="string">
            <text:p>Offset</text:p>
          </table:table-cell>
        </table:table-row>
        <table:table-row table:style-name="ro1">
          <table:table-cell office:value-type="string">
            <text:p>FixTool_name</text:p>
          </table:table-cell>
          <table:table-cell office:value-type="string">
            <text:p>Фиксациия</text:p>
          </table:table-cell>
          <table:table-cell office:value-type="string">
            <text:p>FixTool</text:p>
          </table:table-cell>
        </table:table-row>
        <table:table-row table:style-name="ro1">
          <table:table-cell office:value-type="string">
            <text:p>FixTool_description</text:p>
          </table:table-cell>
          <table:table-cell office:value-type="string">
            <text:p>click an object to apply fixation.</text:p>
          </table:table-cell>
          <table:table-cell office:value-type="string">
            <text:p>click an object to apply fixation.</text:p>
          </table:table-cell>
        </table:table-row>
        <table:table-row table:style-name="ro1">
          <table:table-cell office:value-type="string">
            <text:p>FixTool_button</text:p>
          </table:table-cell>
          <table:table-cell office:value-type="string">
            <text:p>Фикс</text:p>
          </table:table-cell>
          <table:table-cell office:value-type="string">
            <text:p>Fixation</text:p>
          </table:table-cell>
        </table:table-row>
        <table:table-row table:style-name="ro1">
          <table:table-cell office:value-type="string">
            <text:p>ParallelTool_name</text:p>
          </table:table-cell>
          <table:table-cell office:value-type="string">
            <text:p>ParallelTool</text:p>
          </table:table-cell>
          <table:table-cell office:value-type="string">
            <text:p>ParallelTool</text:p>
          </table:table-cell>
        </table:table-row>
        <table:table-row table:style-name="ro1">
          <table:table-cell office:value-type="string">
            <text:p>ParallelTool_description</text:p>
          </table:table-cell>
          <table:table-cell office:value-type="string">
            <text:p>hover and click two different lines.</text:p>
          </table:table-cell>
          <table:table-cell office:value-type="string">
            <text:p>hover and click two different lines.</text:p>
          </table:table-cell>
        </table:table-row>
        <table:table-row table:style-name="ro1">
          <table:table-cell office:value-type="string">
            <text:p>ParallelTool_button</text:p>
          </table:table-cell>
          <table:table-cell office:value-type="string">
            <text:p>Паралл</text:p>
          </table:table-cell>
          <table:table-cell office:value-type="string">
            <text:p>Parallel</text:p>
          </table:table-cell>
        </table:table-row>
        <table:table-row table:style-name="ro1">
          <table:table-cell office:value-type="string">
            <text:p>ImportDXFTool_name</text:p>
          </table:table-cell>
          <table:table-cell office:value-type="string">
            <text:p>ImportDXFTool</text:p>
          </table:table-cell>
          <table:table-cell office:value-type="string">
            <text:p>ImportDXFTool</text:p>
          </table:table-cell>
        </table:table-row>
        <table:table-row table:style-name="ro1">
          <table:table-cell office:value-type="string">
            <text:p>ImportDXFTool_description</text:p>
          </table:table-cell>
          <table:table-cell table:number-columns-repeated="2"/>
        </table:table-row>
        <table:table-row table:style-name="ro1">
          <table:table-cell office:value-type="string">
            <text:p>ImportDXFTool_button</text:p>
          </table:table-cell>
          <table:table-cell office:value-type="string">
            <text:p>Имп2D</text:p>
          </table:table-cell>
          <table:table-cell office:value-type="string">
            <text:p>Import2D</text:p>
          </table:table-cell>
        </table:table-row>
        <table:table-row table:style-name="ro1">
          <table:table-cell office:value-type="string">
            <text:p>ExtrusionTool_name</text:p>
          </table:table-cell>
          <table:table-cell office:value-type="string">
            <text:p>ExtrusionTool</text:p>
          </table:table-cell>
          <table:table-cell office:value-type="string">
            <text:p>ExtrusionTool</text:p>
          </table:table-cell>
        </table:table-row>
        <table:table-row table:style-name="ro1">
          <table:table-cell office:value-type="string">
            <text:p>ExtrusionTool_description</text:p>
          </table:table-cell>
          <table:table-cell table:number-columns-repeated="2"/>
        </table:table-row>
        <table:table-row table:style-name="ro1">
          <table:table-cell office:value-type="string">
            <text:p>ExtrusionTool_button</text:p>
          </table:table-cell>
          <table:table-cell office:value-type="string">
            <text:p>Выдавл</text:p>
          </table:table-cell>
          <table:table-cell office:value-type="string">
            <text:p>Extrude</text:p>
          </table:table-cell>
        </table:table-row>
        <table:table-row table:style-name="ro1">
          <table:table-cell office:value-type="string">
            <text:p>UndoTool_name</text:p>
          </table:table-cell>
          <table:table-cell office:value-type="string">
            <text:p>UndoTool</text:p>
          </table:table-cell>
          <table:table-cell office:value-type="string">
            <text:p>UndoTool</text:p>
          </table:table-cell>
        </table:table-row>
        <table:table-row table:style-name="ro1">
          <table:table-cell office:value-type="string">
            <text:p>UndoTool_description</text:p>
          </table:table-cell>
          <table:table-cell table:number-columns-repeated="2"/>
        </table:table-row>
        <table:table-row table:style-name="ro1">
          <table:table-cell office:value-type="string">
            <text:p>UndoTool_button</text:p>
          </table:table-cell>
          <table:table-cell office:value-type="string">
            <text:p>Отмена</text:p>
          </table:table-cell>
          <table:table-cell office:value-type="string">
            <text:p>Undo</text:p>
          </table:table-cell>
        </table:table-row>
        <table:table-row table:style-name="ro1">
          <table:table-cell office:value-type="string">
            <text:p>RedoTool_name</text:p>
          </table:table-cell>
          <table:table-cell office:value-type="string">
            <text:p>RedoTool</text:p>
          </table:table-cell>
          <table:table-cell office:value-type="string">
            <text:p>RedoTool</text:p>
          </table:table-cell>
        </table:table-row>
        <table:table-row table:style-name="ro1">
          <table:table-cell office:value-type="string">
            <text:p>RedoTool_description</text:p>
          </table:table-cell>
          <table:table-cell table:number-columns-repeated="2"/>
        </table:table-row>
        <table:table-row table:style-name="ro1">
          <table:table-cell office:value-type="string">
            <text:p>RedoTool_button</text:p>
          </table:table-cell>
          <table:table-cell office:value-type="string">
            <text:p>Повтор</text:p>
          </table:table-cell>
          <table:table-cell office:value-type="string">
            <text:p>Redo</text:p>
          </table:table-cell>
        </table:table-row>
        <table:table-row table:style-name="ro1">
          <table:table-cell office:value-type="string">
            <text:p>PerpendicularTool_name</text:p>
          </table:table-cell>
          <table:table-cell office:value-type="string">
            <text:p>PerpendicularTool</text:p>
          </table:table-cell>
          <table:table-cell office:value-type="string">
            <text:p>PerpendicularTool</text:p>
          </table:table-cell>
        </table:table-row>
        <table:table-row table:style-name="ro1">
          <table:table-cell office:value-type="string">
            <text:p>PerpendicularTool_description</text:p>
          </table:table-cell>
          <table:table-cell office:value-type="string">
            <text:p>hover and click two different entities.</text:p>
          </table:table-cell>
          <table:table-cell office:value-type="string">
            <text:p>hover and click two different entities.</text:p>
          </table:table-cell>
        </table:table-row>
        <table:table-row table:style-name="ro1">
          <table:table-cell office:value-type="string">
            <text:p>PerpendicularTool_button</text:p>
          </table:table-cell>
          <table:table-cell office:value-type="string">
            <text:p>Перп-ляр</text:p>
          </table:table-cell>
          <table:table-cell office:value-type="string">
            <text:p>Perp-lar</text:p>
          </table:table-cell>
        </table:table-row>
        <table:table-row table:style-name="ro1">
          <table:table-cell office:value-type="string">
            <text:p>RemoveTool_name</text:p>
          </table:table-cell>
          <table:table-cell office:value-type="string">
            <text:p>RemoveTool</text:p>
          </table:table-cell>
          <table:table-cell office:value-type="string">
            <text:p>RemoveTool</text:p>
          </table:table-cell>
        </table:table-row>
        <table:table-row table:style-name="ro1">
          <table:table-cell office:value-type="string">
            <text:p>RemoveTool_description</text:p>
          </table:table-cell>
          <table:table-cell table:number-columns-repeated="2"/>
        </table:table-row>
        <table:table-row table:style-name="ro1">
          <table:table-cell office:value-type="string">
            <text:p>RemoveTool_button</text:p>
          </table:table-cell>
          <table:table-cell office:value-type="string">
            <text:p>Удалить</text:p>
          </table:table-cell>
          <table:table-cell office:value-type="string">
            <text:p>Delete</text:p>
          </table:table-cell>
        </table:table-row>
        <table:table-row table:style-name="ro1">
          <table:table-cell office:value-type="string">
            <text:p>PointTool_name</text:p>
          </table:table-cell>
          <table:table-cell office:value-type="string">
            <text:p>PointTool</text:p>
          </table:table-cell>
          <table:table-cell office:value-type="string">
            <text:p>PointTool</text:p>
          </table:table-cell>
        </table:table-row>
        <table:table-row table:style-name="ro1">
          <table:table-cell office:value-type="string">
            <text:p>PointTool_description</text:p>
          </table:table-cell>
          <table:table-cell table:number-columns-repeated="2"/>
        </table:table-row>
        <table:table-row table:style-name="ro1">
          <table:table-cell office:value-type="string">
            <text:p>PointTool_button</text:p>
          </table:table-cell>
          <table:table-cell office:value-type="string">
            <text:p>Точка</text:p>
          </table:table-cell>
          <table:table-cell office:value-type="string">
            <text:p>Point</text:p>
          </table:table-cell>
        </table:table-row>
        <table:table-row table:style-name="ro1">
          <table:table-cell office:value-type="string">
            <text:p>LoadTool_name</text:p>
          </table:table-cell>
          <table:table-cell office:value-type="string">
            <text:p>LoadTool</text:p>
          </table:table-cell>
          <table:table-cell office:value-type="string">
            <text:p>LoadTool</text:p>
          </table:table-cell>
        </table:table-row>
        <table:table-row table:style-name="ro1">
          <table:table-cell office:value-type="string">
            <text:p>LoadTool_description</text:p>
          </table:table-cell>
          <table:table-cell table:number-columns-repeated="2"/>
        </table:table-row>
        <table:table-row table:style-name="ro1">
          <table:table-cell office:value-type="string">
            <text:p>LoadTool_button</text:p>
          </table:table-cell>
          <table:table-cell office:value-type="string">
            <text:p>Открыть</text:p>
          </table:table-cell>
          <table:table-cell office:value-type="string">
            <text:p>Load</text:p>
          </table:table-cell>
        </table:table-row>
        <table:table-row table:style-name="ro1">
          <table:table-cell office:value-type="string">
            <text:p>AngleTool_name</text:p>
          </table:table-cell>
          <table:table-cell office:value-type="string">
            <text:p>Угол</text:p>
          </table:table-cell>
          <table:table-cell office:value-type="string">
            <text:p>AngleTool</text:p>
          </table:table-cell>
        </table:table-row>
        <table:table-row table:style-name="ro1">
          <table:table-cell office:value-type="string">
            <text:p>AngleTool_description</text:p>
          </table:table-cell>
          <table:table-cell office:value-type="string">
            <text:p>Наведите курсор и щелкните по дуге или двум разным линиям. Вы можете изменить значение размера, дважды щелкнув по нему, когда активен инструмент перемещения.</text:p>
          </table:table-cell>
          <table:table-cell office:value-type="string">
            <text:p>hover and click an arc or a two different lines. You can change dimension value by double clicking it when MoveTool is active.</text:p>
          </table:table-cell>
        </table:table-row>
        <table:table-row table:style-name="ro1">
          <table:table-cell office:value-type="string">
            <text:p>AngleTool_button</text:p>
          </table:table-cell>
          <table:table-cell office:value-type="string">
            <text:p>Угол</text:p>
          </table:table-cell>
          <table:table-cell office:value-type="string">
            <text:p>Angle</text:p>
          </table:table-cell>
        </table:table-row>
        <table:table-row table:style-name="ro1">
          <table:table-cell office:value-type="string">
            <text:p>StyleAssignTool_name</text:p>
          </table:table-cell>
          <table:table-cell office:value-type="string">
            <text:p>StyleAssignTool</text:p>
          </table:table-cell>
          <table:table-cell office:value-type="string">
            <text:p>StyleAssignTool</text:p>
          </table:table-cell>
        </table:table-row>
        <table:table-row table:style-name="ro1">
          <table:table-cell office:value-type="string">
            <text:p>StyleAssignTool_description</text:p>
          </table:table-cell>
          <table:table-cell office:value-type="string">
            <text:p>Стили</text:p>
          </table:table-cell>
          <table:table-cell office:value-type="string">
            <text:p>Styles</text:p>
          </table:table-cell>
        </table:table-row>
        <table:table-row table:style-name="ro1">
          <table:table-cell office:value-type="string">
            <text:p>StyleAssignTool_button</text:p>
          </table:table-cell>
          <table:table-cell office:value-type="string">
            <text:p>Назнач</text:p>
          </table:table-cell>
          <table:table-cell office:value-type="string">
            <text:p>Assign</text:p>
          </table:table-cell>
        </table:table-row>
        <table:table-row table:style-name="ro1">
          <table:table-cell office:value-type="string">
            <text:p>HelpTool_name</text:p>
          </table:table-cell>
          <table:table-cell office:value-type="string">
            <text:p>HelpTool</text:p>
          </table:table-cell>
          <table:table-cell office:value-type="string">
            <text:p>HelpTool</text:p>
          </table:table-cell>
        </table:table-row>
        <table:table-row table:style-name="ro1">
          <table:table-cell office:value-type="string">
            <text:p>HelpTool_description</text:p>
          </table:table-cell>
          <table:table-cell office:value-type="string">
            <text:p>Для перемещения камеры используйте среднюю кнопку мыши, для масштабирования — колесико мыши, для вращения камеры — правую кнопку мыши. Для создания твердых тел нарисуйте замкнутые контуры примитивов, затем вы можете создавать выдавливания и эскизы в разных рабочих плоскостях. Для отмены текущего инструмента нажмите клавишу Escape или правую кнопку мыши. </text:p>
          </table:table-cell>
          <table:table-cell office:value-type="string">
            <text:p>Use middle mouse button for panning camera, scroll for zooming, right button for rotating the camera. For making solid bodies, please draw closed contours of primitives, then you can create extrusion and sketches in different workplanes. For cancelling current tool you can press Escape or right mouse button.</text:p>
          </table:table-cell>
        </table:table-row>
        <table:table-row table:style-name="ro1">
          <table:table-cell office:value-type="string">
            <text:p>HelpTool_button</text:p>
          </table:table-cell>
          <table:table-cell office:value-type="string">
            <text:p>Помощь Опции</text:p>
          </table:table-cell>
          <table:table-cell office:value-type="string">
            <text:p>Help Options</text:p>
          </table:table-cell>
        </table:table-row>
        <table:table-row table:style-name="ro1">
          <table:table-cell office:value-type="string">
            <text:p>RectTool_name</text:p>
          </table:table-cell>
          <table:table-cell office:value-type="string">
            <text:p>RectTool</text:p>
          </table:table-cell>
          <table:table-cell office:value-type="string">
            <text:p>RectTool</text:p>
          </table:table-cell>
        </table:table-row>
        <table:table-row table:style-name="ro1">
          <table:table-cell office:value-type="string">
            <text:p>RectTool_description</text:p>
          </table:table-cell>
          <table:table-cell office:value-type="string">
            <text:p>Щелкните в тех местах, где хотите создать точки прямоугольника. </text:p>
          </table:table-cell>
          <table:table-cell office:value-type="string">
            <text:p>click where you want to create points of the rectangle</text:p>
          </table:table-cell>
        </table:table-row>
        <table:table-row table:style-name="ro1">
          <table:table-cell office:value-type="string">
            <text:p>RectTool_button</text:p>
          </table:table-cell>
          <table:table-cell office:value-type="string">
            <text:p>Прямоуг</text:p>
          </table:table-cell>
          <table:table-cell office:value-type="string">
            <text:p>Rectangle</text:p>
          </table:table-cell>
        </table:table-row>
        <table:table-row table:style-name="ro1">
          <table:table-cell office:value-type="string">
            <text:p>LengthTool_name</text:p>
          </table:table-cell>
          <table:table-cell office:value-type="string">
            <text:p>LengthTool</text:p>
          </table:table-cell>
          <table:table-cell office:value-type="string">
            <text:p>LengthTool</text:p>
          </table:table-cell>
        </table:table-row>
        <table:table-row table:style-name="ro1">
          <table:table-cell office:value-type="string">
            <text:p>LengthTool_description</text:p>
          </table:table-cell>
          <table:table-cell office:value-type="string">
            <text:p>Щелкните по объекту, чтобы ограничить его длину, а затем щелкните в том месте, где хотите задать значение размера. Вы можете изменить значение размера, дважды щелкнув по нему, когда активен инструмент перемещения </text:p>
          </table:table-cell>
          <table:table-cell office:value-type="string">
            <text:p>click a entity to constrain length and then click where you want to create dimension value. You can change dimension value by double clicking it when MoveTool is active.</text:p>
          </table:table-cell>
        </table:table-row>
        <table:table-row table:style-name="ro1">
          <table:table-cell office:value-type="string">
            <text:p>LengthTool_button</text:p>
          </table:table-cell>
          <table:table-cell office:value-type="string">
            <text:p>Длина</text:p>
          </table:table-cell>
          <table:table-cell office:value-type="string">
            <text:p>Length</text:p>
          </table:table-cell>
        </table:table-row>
        <table:table-row table:style-name="ro1">
          <table:table-cell office:value-type="string">
            <text:p>HVTool_name</text:p>
          </table:table-cell>
          <table:table-cell office:value-type="string">
            <text:p>HVTool</text:p>
          </table:table-cell>
          <table:table-cell office:value-type="string">
            <text:p>HVTool</text:p>
          </table:table-cell>
        </table:table-row>
        <table:table-row table:style-name="ro1">
          <table:table-cell office:value-type="string">
            <text:p>HVTool_description</text:p>
          </table:table-cell>
          <table:table-cell office:value-type="string">
            <text:p>click a two points or a line for constraining horizontal/vertical.</text:p>
          </table:table-cell>
          <table:table-cell office:value-type="string">
            <text:p>click a two points or a line for constraining horizontal/vertical.</text:p>
          </table:table-cell>
        </table:table-row>
        <table:table-row table:style-name="ro1">
          <table:table-cell office:value-type="string">
            <text:p>HVTool_button</text:p>
          </table:table-cell>
          <table:table-cell office:value-type="string">
            <text:p>Верт</text:p>
          </table:table-cell>
          <table:table-cell office:value-type="string">
            <text:p>Vert</text:p>
          </table:table-cell>
        </table:table-row>
        <table:table-row table:style-name="ro1">
          <table:table-cell office:value-type="string">
            <text:p>ExportSTLTool_name</text:p>
          </table:table-cell>
          <table:table-cell office:value-type="string">
            <text:p>ExportSTLTool</text:p>
          </table:table-cell>
          <table:table-cell office:value-type="string">
            <text:p>ExportSTLTool</text:p>
          </table:table-cell>
        </table:table-row>
        <table:table-row table:style-name="ro1">
          <table:table-cell office:value-type="string">
            <text:p>ExportSTLTool_description</text:p>
          </table:table-cell>
          <table:table-cell table:number-columns-repeated="2"/>
        </table:table-row>
        <table:table-row table:style-name="ro1">
          <table:table-cell office:value-type="string">
            <text:p>ExportSTLTool_button</text:p>
          </table:table-cell>
          <table:table-cell office:value-type="string">
            <text:p>Экспорт</text:p>
          </table:table-cell>
          <table:table-cell office:value-type="string">
            <text:p>Export</text:p>
          </table:table-cell>
        </table:table-row>
        <table:table-row table:style-name="ro1">
          <table:table-cell office:value-type="string">
            <text:p>PasteTool_name</text:p>
          </table:table-cell>
          <table:table-cell office:value-type="string">
            <text:p>PasteTool</text:p>
          </table:table-cell>
          <table:table-cell office:value-type="string">
            <text:p>PasteTool</text:p>
          </table:table-cell>
        </table:table-row>
        <table:table-row table:style-name="ro1">
          <table:table-cell office:value-type="string">
            <text:p>PasteTool_description</text:p>
          </table:table-cell>
          <table:table-cell table:number-columns-repeated="2"/>
        </table:table-row>
        <table:table-row table:style-name="ro1">
          <table:table-cell office:value-type="string">
            <text:p>PasteTool_button</text:p>
          </table:table-cell>
          <table:table-cell office:value-type="string">
            <text:p>Вставить</text:p>
          </table:table-cell>
          <table:table-cell office:value-type="string">
            <text:p>Paste</text:p>
          </table:table-cell>
        </table:table-row>
        <table:table-row table:style-name="ro1">
          <table:table-cell office:value-type="string">
            <text:p>LineTool_name</text:p>
          </table:table-cell>
          <table:table-cell office:value-type="string">
            <text:p>LineTool</text:p>
          </table:table-cell>
          <table:table-cell office:value-type="string">
            <text:p>LineTool</text:p>
          </table:table-cell>
        </table:table-row>
        <table:table-row table:style-name="ro1">
          <table:table-cell office:value-type="string">
            <text:p>LineTool_description</text:p>
          </table:table-cell>
          <table:table-cell office:value-type="string">
            <text:p>click where you want to create the beginning and the ending points of the line</text:p>
          </table:table-cell>
          <table:table-cell office:value-type="string">
            <text:p>click where you want to create the beginning and the ending points of the line</text:p>
          </table:table-cell>
        </table:table-row>
        <table:table-row table:style-name="ro1">
          <table:table-cell office:value-type="string">
            <text:p>LineTool_button</text:p>
          </table:table-cell>
          <table:table-cell office:value-type="string">
            <text:p>Линия</text:p>
          </table:table-cell>
          <table:table-cell office:value-type="string">
            <text:p>Segment</text:p>
          </table:table-cell>
        </table:table-row>
        <table:table-row table:style-name="ro1">
          <table:table-cell office:value-type="string">
            <text:p>ImportSTLTool_name</text:p>
          </table:table-cell>
          <table:table-cell office:value-type="string">
            <text:p>ImportSTLTool</text:p>
          </table:table-cell>
          <table:table-cell office:value-type="string">
            <text:p>ImportSTLTool</text:p>
          </table:table-cell>
        </table:table-row>
        <table:table-row table:style-name="ro1">
          <table:table-cell office:value-type="string">
            <text:p>ImportSTLTool_description</text:p>
          </table:table-cell>
          <table:table-cell table:number-columns-repeated="2"/>
        </table:table-row>
        <table:table-row table:style-name="ro1">
          <table:table-cell office:value-type="string">
            <text:p>ImportSTLTool_button</text:p>
          </table:table-cell>
          <table:table-cell office:value-type="string">
            <text:p>Имп3D</text:p>
          </table:table-cell>
          <table:table-cell office:value-type="string">
            <text:p>Import3D</text:p>
          </table:table-cell>
        </table:table-row>
        <table:table-row table:style-name="ro1">
          <table:table-cell office:value-type="string">
            <text:p>SplineTool_name</text:p>
          </table:table-cell>
          <table:table-cell office:value-type="string">
            <text:p>SplineTool</text:p>
          </table:table-cell>
          <table:table-cell office:value-type="string">
            <text:p>SplineTool</text:p>
          </table:table-cell>
        </table:table-row>
        <table:table-row table:style-name="ro1">
          <table:table-cell office:value-type="string">
            <text:p>SplineTool_description</text:p>
          </table:table-cell>
          <table:table-cell office:value-type="string">
            <text:p>click where you want to create the beginning and the ending points of the cubic Bezier spline</text:p>
          </table:table-cell>
          <table:table-cell office:value-type="string">
            <text:p>click where you want to create the beginning and the ending points of the cubic Bezier spline</text:p>
          </table:table-cell>
        </table:table-row>
        <table:table-row table:style-name="ro1">
          <table:table-cell office:value-type="string">
            <text:p>SplineTool_button</text:p>
          </table:table-cell>
          <table:table-cell office:value-type="string">
            <text:p>Кривая</text:p>
          </table:table-cell>
          <table:table-cell office:value-type="string">
            <text:p>Spline</text:p>
          </table:table-cell>
        </table:table-row>
        <table:table-row table:style-name="ro1">
          <table:table-cell office:value-type="string">
            <text:p>StyleAddTool_name</text:p>
          </table:table-cell>
          <table:table-cell office:value-type="string">
            <text:p>StyleAddTool</text:p>
          </table:table-cell>
          <table:table-cell office:value-type="string">
            <text:p>StyleAddTool</text:p>
          </table:table-cell>
        </table:table-row>
        <table:table-row table:style-name="ro1">
          <table:table-cell office:value-type="string">
            <text:p>StyleAddTool_description</text:p>
          </table:table-cell>
          <table:table-cell office:value-type="string">
            <text:p>change options of newly created style</text:p>
          </table:table-cell>
          <table:table-cell office:value-type="string">
            <text:p>change options of newly created style</text:p>
          </table:table-cell>
        </table:table-row>
        <table:table-row table:style-name="ro1">
          <table:table-cell office:value-type="string">
            <text:p>StyleAddTool_button</text:p>
          </table:table-cell>
          <table:table-cell office:value-type="string">
            <text:p>Добавить</text:p>
          </table:table-cell>
          <table:table-cell office:value-type="string">
            <text:p>Add</text:p>
          </table:table-cell>
        </table:table-row>
        <table:table-row table:style-name="ro1">
          <table:table-cell office:value-type="string">
            <text:p>DistanceTool_name</text:p>
          </table:table-cell>
          <table:table-cell office:value-type="string">
            <text:p>DistanceTool</text:p>
          </table:table-cell>
          <table:table-cell office:value-type="string">
            <text:p>DistanceTool</text:p>
          </table:table-cell>
        </table:table-row>
        <table:table-row table:style-name="ro1">
          <table:table-cell office:value-type="string">
            <text:p>DistanceTool_description</text:p>
          </table:table-cell>
          <table:table-cell office:value-type="string">
            <text:p>click a line to constrain length or circle(arc) to constrain daimeter(radius). Click two entities of type point/line/circle/arc to constrain distance or angle between them.</text:p>
          </table:table-cell>
          <table:table-cell office:value-type="string">
            <text:p>click a line to constrain length or circle(arc) to constrain daimeter(radius). Click two entities of type point/line/circle/arc to constrain distance or angle between them.</text:p>
          </table:table-cell>
        </table:table-row>
        <table:table-row table:style-name="ro1">
          <table:table-cell office:value-type="string">
            <text:p>DistanceTool_button</text:p>
          </table:table-cell>
          <table:table-cell office:value-type="string">
            <text:p>Размер</text:p>
          </table:table-cell>
          <table:table-cell office:value-type="string">
            <text:p>Dim</text:p>
          </table:table-cell>
        </table:table-row>
        <table:table-row table:style-name="ro1">
          <table:table-cell office:value-type="string">
            <text:p>NewTool_name</text:p>
          </table:table-cell>
          <table:table-cell office:value-type="string">
            <text:p>NewTool</text:p>
          </table:table-cell>
          <table:table-cell office:value-type="string">
            <text:p>NewTool</text:p>
          </table:table-cell>
        </table:table-row>
        <table:table-row table:style-name="ro1">
          <table:table-cell office:value-type="string">
            <text:p>NewTool_description</text:p>
          </table:table-cell>
          <table:table-cell table:number-columns-repeated="2"/>
        </table:table-row>
        <table:table-row table:style-name="ro1">
          <table:table-cell office:value-type="string">
            <text:p>NewTool_button</text:p>
          </table:table-cell>
          <table:table-cell office:value-type="string">
            <text:p>Новый</text:p>
          </table:table-cell>
          <table:table-cell office:value-type="string">
            <text:p>New</text:p>
          </table:table-cell>
        </table:table-row>
        <table:table-row table:style-name="ro1">
          <table:table-cell office:value-type="string">
            <text:p>CircleTool_name</text:p>
          </table:table-cell>
          <table:table-cell office:value-type="string">
            <text:p>CircleTool</text:p>
          </table:table-cell>
          <table:table-cell office:value-type="string">
            <text:p>CircleTool</text:p>
          </table:table-cell>
        </table:table-row>
        <table:table-row table:style-name="ro1">
          <table:table-cell office:value-type="string">
            <text:p>CircleTool_description</text:p>
          </table:table-cell>
          <table:table-cell office:value-type="string">
            <text:p>click where you want to create the center point and then you can control the radius of the circle by moving mouse and fix it by clicking left button</text:p>
          </table:table-cell>
          <table:table-cell office:value-type="string">
            <text:p>click where you want to create the center point and then you can control the radius of the circle by moving mouse and fix it by clicking left button</text:p>
          </table:table-cell>
        </table:table-row>
        <table:table-row table:style-name="ro1">
          <table:table-cell office:value-type="string">
            <text:p>CircleTool_button</text:p>
          </table:table-cell>
          <table:table-cell office:value-type="string">
            <text:p>Окружн</text:p>
          </table:table-cell>
          <table:table-cell office:value-type="string">
            <text:p>Circle</text:p>
          </table:table-cell>
        </table:table-row>
        <table:table-row table:style-name="ro1">
          <table:table-cell office:value-type="string">
            <text:p>SaveTool_name</text:p>
          </table:table-cell>
          <table:table-cell office:value-type="string">
            <text:p>SaveTool</text:p>
          </table:table-cell>
          <table:table-cell office:value-type="string">
            <text:p>SaveTool</text:p>
          </table:table-cell>
        </table:table-row>
        <table:table-row table:style-name="ro1">
          <table:table-cell office:value-type="string">
            <text:p>SaveTool_description</text:p>
          </table:table-cell>
          <table:table-cell table:number-columns-repeated="2"/>
        </table:table-row>
        <table:table-row table:style-name="ro1">
          <table:table-cell office:value-type="string">
            <text:p>SaveTool_button</text:p>
          </table:table-cell>
          <table:table-cell office:value-type="string">
            <text:p>Сохр</text:p>
          </table:table-cell>
          <table:table-cell office:value-type="string">
            <text:p>Save</text:p>
          </table:table-cell>
        </table:table-row>
        <table:table-row table:style-name="ro1">
          <table:table-cell office:value-type="string">
            <text:p>FunctionTool_name</text:p>
          </table:table-cell>
          <table:table-cell office:value-type="string">
            <text:p>FunctionTool</text:p>
          </table:table-cell>
          <table:table-cell office:value-type="string">
            <text:p>FunctionTool</text:p>
          </table:table-cell>
        </table:table-row>
        <table:table-row table:style-name="ro1">
          <table:table-cell office:value-type="string">
            <text:p>FunctionTool_description</text:p>
          </table:table-cell>
          <table:table-cell office:value-type="string">
            <text:p>click where you want to create the beginning and the ending points of the segment defined by arbitrary equations</text:p>
          </table:table-cell>
          <table:table-cell office:value-type="string">
            <text:p>click where you want to create the beginning and the ending points of the segment defined by arbitrary equations</text:p>
          </table:table-cell>
        </table:table-row>
        <table:table-row table:style-name="ro1">
          <table:table-cell office:value-type="string">
            <text:p>FunctionTool_button</text:p>
          </table:table-cell>
          <table:table-cell office:value-type="string">
            <text:p>Функц</text:p>
          </table:table-cell>
          <table:table-cell office:value-type="string">
            <text:p>Function</text:p>
          </table:table-cell>
        </table:table-row>
        <table:table-row table:style-name="ro1">
          <table:table-cell office:value-type="string">
            <text:p>RevolveTool_name</text:p>
          </table:table-cell>
          <table:table-cell office:value-type="string">
            <text:p>RevolveTool</text:p>
          </table:table-cell>
          <table:table-cell office:value-type="string">
            <text:p>RevolveTool</text:p>
          </table:table-cell>
        </table:table-row>
        <table:table-row table:style-name="ro1">
          <table:table-cell office:value-type="string">
            <text:p>RevolveTool_description</text:p>
          </table:table-cell>
          <table:table-cell office:value-type="string">
            <text:p>click some point first and then click line to define an axis. The point will be origin of the axis, and line will be direction of an axis.</text:p>
          </table:table-cell>
          <table:table-cell office:value-type="string">
            <text:p>click some point first and then click line to define an axis. The point will be origin of the axis, and line will be direction of an axis.</text:p>
          </table:table-cell>
        </table:table-row>
        <table:table-row table:style-name="ro1">
          <table:table-cell office:value-type="string">
            <text:p>RevolveTool_button</text:p>
          </table:table-cell>
          <table:table-cell office:value-type="string">
            <text:p>Вращение</text:p>
          </table:table-cell>
          <table:table-cell office:value-type="string">
            <text:p>Revolve</text:p>
          </table:table-cell>
        </table:table-row>
        <table:table-row table:style-name="ro1">
          <table:table-cell office:value-type="string">
            <text:p>PolygonTool_name</text:p>
          </table:table-cell>
          <table:table-cell office:value-type="string">
            <text:p>PolygonTool</text:p>
          </table:table-cell>
          <table:table-cell office:value-type="string">
            <text:p>PolygonTool</text:p>
          </table:table-cell>
        </table:table-row>
        <table:table-row table:style-name="ro1">
          <table:table-cell office:value-type="string">
            <text:p>PolygonTool_description</text:p>
          </table:table-cell>
          <table:table-cell office:value-type="string">
            <text:p>click where you want to create center of polygon then you can control size of polygon by moving mouse cursor.</text:p>
          </table:table-cell>
          <table:table-cell office:value-type="string">
            <text:p>click where you want to create center of polygon then you can control size of polygon by moving mouse cursor.</text:p>
          </table:table-cell>
        </table:table-row>
        <table:table-row table:style-name="ro1">
          <table:table-cell office:value-type="string">
            <text:p>PolygonTool_button</text:p>
          </table:table-cell>
          <table:table-cell office:value-type="string">
            <text:p>Полигон</text:p>
          </table:table-cell>
          <table:table-cell office:value-type="string">
            <text:p>Polygon</text:p>
          </table:table-cell>
        </table:table-row>
        <table:table-row table:style-name="ro1">
          <table:table-cell office:value-type="string">
            <text:p>EquationTool_name</text:p>
          </table:table-cell>
          <table:table-cell office:value-type="string">
            <text:p>EquationTool</text:p>
          </table:table-cell>
          <table:table-cell office:value-type="string">
            <text:p>EquationTool</text:p>
          </table:table-cell>
        </table:table-row>
        <table:table-row table:style-name="ro1">
          <table:table-cell office:value-type="string">
            <text:p>EquationTool_description</text:p>
          </table:table-cell>
          <table:table-cell office:value-type="string">
            <text:p>click a entity to constrain length and then click where you want to create dimension value. You can change dimension value by double clicking it when MoveTool is active.</text:p>
          </table:table-cell>
          <table:table-cell office:value-type="string">
            <text:p>click a entity to constrain length and then click where you want to create dimension value. You can change dimension value by double clicking it when MoveTool is active.</text:p>
          </table:table-cell>
        </table:table-row>
        <table:table-row table:style-name="ro1">
          <table:table-cell office:value-type="string">
            <text:p>EquationTool_button</text:p>
          </table:table-cell>
          <table:table-cell office:value-type="string">
            <text:p>Уравн</text:p>
          </table:table-cell>
          <table:table-cell office:value-type="string">
            <text:p>Equation</text:p>
          </table:table-cell>
        </table:table-row>
        <table:table-row table:style-name="ro1">
          <table:table-cell office:value-type="string">
            <text:p>StyleEditTool_name</text:p>
          </table:table-cell>
          <table:table-cell office:value-type="string">
            <text:p>StyleEditTool</text:p>
          </table:table-cell>
          <table:table-cell office:value-type="string">
            <text:p>StyleEditTool</text:p>
          </table:table-cell>
        </table:table-row>
        <table:table-row table:style-name="ro1">
          <table:table-cell office:value-type="string">
            <text:p>StyleEditTool_description</text:p>
          </table:table-cell>
          <table:table-cell office:value-type="string">
            <text:p>change options of selected style</text:p>
          </table:table-cell>
          <table:table-cell office:value-type="string">
            <text:p>change options of selected style</text:p>
          </table:table-cell>
        </table:table-row>
        <table:table-row table:style-name="ro1">
          <table:table-cell office:value-type="string">
            <text:p>StyleEditTool_button</text:p>
          </table:table-cell>
          <table:table-cell office:value-type="string">
            <text:p>Редакт</text:p>
          </table:table-cell>
          <table:table-cell office:value-type="string">
            <text:p>Edit</text:p>
          </table:table-cell>
        </table:table-row>
        <table:table-row table:style-name="ro1">
          <table:table-cell office:value-type="string">
            <text:p>EqualTool_name</text:p>
          </table:table-cell>
          <table:table-cell office:value-type="string">
            <text:p>EqualTool</text:p>
          </table:table-cell>
          <table:table-cell office:value-type="string">
            <text:p>EqualTool</text:p>
          </table:table-cell>
        </table:table-row>
        <table:table-row table:style-name="ro1">
          <table:table-cell office:value-type="string">
            <text:p>EqualTool_description</text:p>
          </table:table-cell>
          <table:table-cell office:value-type="string">
            <text:p>hover and click two different entities or two angle constraints.</text:p>
          </table:table-cell>
          <table:table-cell office:value-type="string">
            <text:p>hover and click two different entities or two angle constraints.</text:p>
          </table:table-cell>
        </table:table-row>
        <table:table-row table:style-name="ro1">
          <table:table-cell office:value-type="string">
            <text:p>EqualTool_button</text:p>
          </table:table-cell>
          <table:table-cell office:value-type="string">
            <text:p>Равен</text:p>
          </table:table-cell>
          <table:table-cell office:value-type="string">
            <text:p>Equal</text:p>
          </table:table-cell>
        </table:table-row>
        <table:table-row table:style-name="ro1">
          <table:table-cell office:value-type="string">
            <text:p>StyleRemoveTool_name</text:p>
          </table:table-cell>
          <table:table-cell office:value-type="string">
            <text:p>StyleRemoveTool</text:p>
          </table:table-cell>
          <table:table-cell office:value-type="string">
            <text:p>StyleRemoveTool</text:p>
          </table:table-cell>
        </table:table-row>
        <table:table-row table:style-name="ro1">
          <table:table-cell office:value-type="string">
            <text:p>StyleRemoveTool_description</text:p>
          </table:table-cell>
          <table:table-cell office:value-type="string">
            <text:p>Стили</text:p>
          </table:table-cell>
          <table:table-cell office:value-type="string">
            <text:p>Styles</text:p>
          </table:table-cell>
        </table:table-row>
        <table:table-row table:style-name="ro1">
          <table:table-cell office:value-type="string">
            <text:p>StyleRemoveTool_button</text:p>
          </table:table-cell>
          <table:table-cell office:value-type="string">
            <text:p>Удалить</text:p>
          </table:table-cell>
          <table:table-cell office:value-type="string">
            <text:p>Remove</text:p>
          </table:table-cell>
        </table:table-row>
        <table:table-row table:style-name="ro1">
          <table:table-cell office:value-type="string">
            <text:p>MidPointTool_name</text:p>
          </table:table-cell>
          <table:table-cell office:value-type="string">
            <text:p>Середина</text:p>
          </table:table-cell>
          <table:table-cell office:value-type="string">
            <text:p>MidPointTool</text:p>
          </table:table-cell>
        </table:table-row>
        <table:table-row table:style-name="ro1">
          <table:table-cell office:value-type="string">
            <text:p>MidPointTool_description</text:p>
          </table:table-cell>
          <table:table-cell office:value-type="string">
            <text:p>Выберите точку и элемент</text:p>
          </table:table-cell>
          <table:table-cell office:value-type="string">
            <text:p>hover and click point and arbitarary entity</text:p>
          </table:table-cell>
        </table:table-row>
        <table:table-row table:style-name="ro1">
          <table:table-cell office:value-type="string">
            <text:p>MidPointTool_button</text:p>
          </table:table-cell>
          <table:table-cell office:value-type="string">
            <text:p>Серед.</text:p>
          </table:table-cell>
          <table:table-cell office:value-type="string">
            <text:p>MidPoint</text:p>
          </table:table-cell>
        </table:table-row>
        <table:table-row table:style-name="ro1">
          <table:table-cell office:value-type="string">
            <text:p>MoveTool_name</text:p>
          </table:table-cell>
          <table:table-cell office:value-type="string">
            <text:p>Перемещение</text:p>
          </table:table-cell>
          <table:table-cell office:value-type="string">
            <text:p>MoveTool</text:p>
          </table:table-cell>
        </table:table-row>
        <table:table-row table:style-name="ro1">
          <table:table-cell office:value-type="string">
            <text:p>MoveTool_description</text:p>
          </table:table-cell>
          <table:table-cell office:value-type="string">
            <text:p>Наведите курсор на объект и удерживайте левую кнопку мыши, чтобы переместить его. Дважды щелкните по любому параметру, чтобы отредактировать его. Щелкните значок справки для получения дополнительной информации.</text:p>
          </table:table-cell>
          <table:table-cell office:value-type="string">
            <text:p>hover over an entity, hold down left mouse button to move it. Double click on any dimension to edit. Click on Help icon for additional info.</text:p>
          </table:table-cell>
        </table:table-row>
        <table:table-row table:style-name="ro1">
          <table:table-cell office:value-type="string">
            <text:p>MoveTool_button</text:p>
          </table:table-cell>
          <table:table-cell office:value-type="string">
            <text:p>Перемещ</text:p>
          </table:table-cell>
          <table:table-cell office:value-type="string">
            <text:p>Mov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12-11">11.12.2025</text:date>, <text:time>01:32:45</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12-11T01:16:28.83</dc:date>
    <dc:creator>Алексей Егоров</dc:creator>
    <meta:generator>OpenOffice/4.1.11$Win32 OpenOffice.org_project/4111m1$Build-9808</meta:generator>
    <meta:editing-duration>PT7M41S</meta:editing-duration>
    <meta:editing-cycles>1</meta:editing-cycles>
    <meta:document-statistic meta:table-count="1" meta:cell-count="365" meta:object-count="0"/>
  </office:meta>
</office:document-meta>
</file>